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handas" svg:font-family="Chandas"/>
    <style:font-face style:name="Lohit Devanagari1" svg:font-family="'Lohit Devanagari'"/>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101cm" fo:margin-bottom="0.101cm" loext:contextual-spacing="false"/>
      <style:text-properties style:font-name="Times New Roman" fo:font-size="14pt" style:text-underline-style="solid" style:text-underline-width="auto" style:text-underline-color="font-color" fo:font-weight="bold" officeooo:rsid="001cde56" officeooo:paragraph-rsid="001cde56" style:font-size-asian="14pt" style:font-weight-asian="bold" style:font-size-complex="14pt" style:font-weight-complex="bold"/>
    </style:style>
    <style:style style:name="P2" style:family="paragraph" style:parent-style-name="Standard">
      <style:paragraph-properties fo:margin-top="0.101cm" fo:margin-bottom="0.101cm" loext:contextual-spacing="false"/>
      <style:text-properties style:font-name="Times New Roman" fo:font-size="14pt" style:text-underline-style="solid" style:text-underline-width="auto" style:text-underline-color="font-color" fo:font-weight="bold" officeooo:rsid="001e661b" officeooo:paragraph-rsid="001e661b" style:font-size-asian="14pt" style:font-weight-asian="bold" style:font-size-complex="14pt" style:font-weight-complex="bold"/>
    </style:style>
    <style:style style:name="P3" style:family="paragraph" style:parent-style-name="Standard">
      <style:paragraph-properties fo:margin-top="0.101cm" fo:margin-bottom="0.101cm" loext:contextual-spacing="false"/>
      <style:text-properties style:font-name="Times New Roman" fo:font-size="14pt" style:text-underline-style="solid" style:text-underline-width="auto" style:text-underline-color="font-color" fo:font-weight="bold" officeooo:rsid="001fb576" officeooo:paragraph-rsid="001fb576" style:font-size-asian="14pt" style:font-weight-asian="bold" style:font-size-complex="14pt" style:font-weight-complex="bold"/>
    </style:style>
    <style:style style:name="P4" style:family="paragraph" style:parent-style-name="Standard">
      <style:paragraph-properties fo:margin-top="0.101cm" fo:margin-bottom="0.101cm" loext:contextual-spacing="false"/>
      <style:text-properties style:font-name="Times New Roman" fo:font-size="14pt" style:text-underline-style="solid" style:text-underline-width="auto" style:text-underline-color="font-color" fo:font-weight="bold" officeooo:rsid="002015cb" officeooo:paragraph-rsid="002015cb" style:font-size-asian="14pt" style:font-weight-asian="bold" style:font-size-complex="14pt" style:font-weight-complex="bold"/>
    </style:style>
    <style:style style:name="P5" style:family="paragraph" style:parent-style-name="Standard">
      <style:paragraph-properties fo:margin-top="0.101cm" fo:margin-bottom="0.101cm" loext:contextual-spacing="false"/>
      <style:text-properties style:font-name="Times New Roman" fo:font-size="14pt" fo:font-style="italic" officeooo:rsid="001e661b" officeooo:paragraph-rsid="001e661b" style:font-size-asian="14pt" style:font-style-asian="italic" style:font-size-complex="14pt" style:font-style-complex="italic"/>
    </style:style>
    <style:style style:name="P6" style:family="paragraph" style:parent-style-name="Standard">
      <style:paragraph-properties fo:margin-top="0.101cm" fo:margin-bottom="0.101cm" loext:contextual-spacing="false"/>
      <style:text-properties style:font-name="Times New Roman" fo:font-size="14pt" fo:font-style="normal" style:text-underline-style="solid" style:text-underline-width="auto" style:text-underline-color="font-color" fo:font-weight="bold" officeooo:rsid="002015cb" officeooo:paragraph-rsid="002015cb" style:font-size-asian="14pt" style:font-style-asian="normal" style:font-weight-asian="bold" style:font-size-complex="14pt" style:font-style-complex="normal" style:font-weight-complex="bold"/>
    </style:style>
    <style:style style:name="P7" style:family="paragraph" style:parent-style-name="Standard">
      <style:paragraph-properties fo:margin-top="0.101cm" fo:margin-bottom="0.101cm" loext:contextual-spacing="false"/>
      <style:text-properties style:font-name="Times New Roman" fo:font-size="14pt" fo:font-style="normal" style:text-underline-style="solid" style:text-underline-width="auto" style:text-underline-color="font-color" fo:font-weight="bold" officeooo:rsid="00215903" officeooo:paragraph-rsid="00215903" style:font-size-asian="14pt" style:font-style-asian="normal" style:font-weight-asian="bold" style:font-size-complex="14pt" style:font-style-complex="normal" style:font-weight-complex="bold"/>
    </style:style>
    <style:style style:name="P8" style:family="paragraph" style:parent-style-name="Subtitle">
      <style:text-properties style:font-name="Times New Roman"/>
    </style:style>
    <style:style style:name="P9" style:family="paragraph" style:parent-style-name="Standard" style:list-style-name="L1">
      <style:paragraph-properties fo:margin-top="0.101cm" fo:margin-bottom="0.101cm" loext:contextual-spacing="false"/>
      <style:text-properties style:font-name="Times New Roman" fo:font-size="14pt" style:font-size-asian="14pt" style:font-size-complex="14pt"/>
    </style:style>
    <style:style style:name="P10" style:family="paragraph" style:parent-style-name="Standard" style:list-style-name="L1">
      <style:paragraph-properties fo:margin-top="0.101cm" fo:margin-bottom="0.101cm" loext:contextual-spacing="false"/>
      <style:text-properties style:font-name="Times New Roman" fo:font-size="14pt" officeooo:paragraph-rsid="00215903" style:font-size-asian="14pt" style:font-size-complex="14pt"/>
    </style:style>
    <style:style style:name="P11" style:family="paragraph" style:parent-style-name="Standard" style:list-style-name="L1">
      <style:paragraph-properties fo:margin-top="0.101cm" fo:margin-bottom="0.101cm" loext:contextual-spacing="false"/>
      <style:text-properties style:font-name="Times New Roman" fo:font-size="14pt" officeooo:paragraph-rsid="0023b959" style:font-size-asian="14pt" style:font-size-complex="14pt"/>
    </style:style>
    <style:style style:name="P12" style:family="paragraph" style:parent-style-name="Standard" style:list-style-name="L1">
      <style:paragraph-properties fo:margin-top="0.101cm" fo:margin-bottom="0.101cm" loext:contextual-spacing="false"/>
      <style:text-properties style:font-name="Times New Roman" fo:font-size="14pt" officeooo:rsid="001cde56" officeooo:paragraph-rsid="001cde56" style:font-size-asian="14pt" style:font-size-complex="14pt"/>
    </style:style>
    <style:style style:name="P13" style:family="paragraph" style:parent-style-name="Standard" style:list-style-name="L1">
      <style:paragraph-properties fo:margin-top="0.101cm" fo:margin-bottom="0.101cm" loext:contextual-spacing="false"/>
      <style:text-properties style:font-name="Times New Roman" fo:font-size="14pt" officeooo:rsid="001cde56" officeooo:paragraph-rsid="00215903" style:font-size-asian="14pt" style:font-size-complex="14pt"/>
    </style:style>
    <style:style style:name="P14" style:family="paragraph" style:parent-style-name="Standard" style:list-style-name="L1">
      <style:paragraph-properties fo:margin-top="0.101cm" fo:margin-bottom="0.101cm" loext:contextual-spacing="false"/>
      <style:text-properties style:font-name="Times New Roman" fo:font-size="14pt" officeooo:rsid="001cde56" officeooo:paragraph-rsid="0023b959" style:font-size-asian="14pt" style:font-size-complex="14pt"/>
    </style:style>
    <style:style style:name="P15" style:family="paragraph" style:parent-style-name="Standard">
      <style:paragraph-properties fo:margin-top="0.101cm" fo:margin-bottom="0.101cm" loext:contextual-spacing="false"/>
      <style:text-properties style:font-name="Times New Roman" fo:font-size="14pt" officeooo:rsid="001cde56" officeooo:paragraph-rsid="0023b959" style:font-size-asian="14pt" style:font-size-complex="14pt"/>
    </style:style>
    <style:style style:name="P16" style:family="paragraph" style:parent-style-name="Standard" style:list-style-name="L1">
      <style:paragraph-properties fo:margin-top="0.101cm" fo:margin-bottom="0.101cm" loext:contextual-spacing="false"/>
      <style:text-properties style:font-name="Times New Roman" fo:font-size="14pt" officeooo:rsid="001e661b" officeooo:paragraph-rsid="001e661b" style:font-size-asian="14pt" style:font-size-complex="14pt"/>
    </style:style>
    <style:style style:name="P17" style:family="paragraph" style:parent-style-name="Standard" style:list-style-name="L1">
      <style:paragraph-properties fo:margin-top="0.101cm" fo:margin-bottom="0.101cm" loext:contextual-spacing="false"/>
      <style:text-properties style:font-name="Times New Roman" fo:font-size="14pt" officeooo:rsid="001fb576" officeooo:paragraph-rsid="001fb576" style:font-size-asian="14pt" style:font-size-complex="14pt"/>
    </style:style>
    <style:style style:name="P18" style:family="paragraph" style:parent-style-name="Standard" style:list-style-name="L1">
      <style:paragraph-properties fo:margin-top="0.101cm" fo:margin-bottom="0.101cm" loext:contextual-spacing="false"/>
      <style:text-properties style:font-name="Times New Roman" fo:font-size="14pt" style:text-underline-style="none" fo:font-weight="normal" officeooo:rsid="002015cb" officeooo:paragraph-rsid="001fb576" style:font-size-asian="14pt" style:font-weight-asian="normal" style:font-size-complex="14pt" style:font-weight-complex="normal"/>
    </style:style>
    <style:style style:name="P19" style:family="paragraph" style:parent-style-name="Standard">
      <style:paragraph-properties fo:margin-top="0.101cm" fo:margin-bottom="0.101cm" loext:contextual-spacing="false"/>
      <style:text-properties style:font-name="Times New Roman" fo:font-size="14pt" fo:font-style="italic" officeooo:rsid="001fb576" officeooo:paragraph-rsid="0023b959" style:font-size-asian="14pt" style:font-style-asian="italic" style:font-size-complex="14pt" style:font-style-complex="italic"/>
    </style:style>
    <style:style style:name="P20" style:family="paragraph" style:parent-style-name="Standard">
      <style:paragraph-properties fo:margin-top="0.101cm" fo:margin-bottom="0.101cm" loext:contextual-spacing="false"/>
      <style:text-properties style:font-name="Times New Roman" fo:font-size="14pt" fo:font-style="normal" style:text-underline-style="solid" style:text-underline-width="auto" style:text-underline-color="font-color" fo:font-weight="bold" officeooo:rsid="0023b959" officeooo:paragraph-rsid="0023b959" style:font-size-asian="14pt" style:font-style-asian="normal" style:font-weight-asian="bold" style:font-size-complex="14pt" style:font-style-complex="normal" style:font-weight-complex="bold"/>
    </style:style>
    <style:style style:name="T1" style:family="text">
      <style:text-properties officeooo:rsid="001cde56"/>
    </style:style>
    <style:style style:name="T2" style:family="text">
      <style:text-properties officeooo:rsid="001e661b"/>
    </style:style>
    <style:style style:name="T3" style:family="text">
      <style:text-properties officeooo:rsid="001fb576"/>
    </style:style>
    <style:style style:name="T4" style:family="text">
      <style:text-properties officeooo:rsid="002015cb"/>
    </style:style>
    <style:style style:name="T5" style:family="text">
      <style:text-properties officeooo:rsid="00215903"/>
    </style:style>
    <style:style style:name="T6" style:family="text">
      <style:text-properties fo:font-style="italic" officeooo:rsid="002015cb" style:font-style-asian="italic" style:font-style-complex="italic"/>
    </style:style>
    <style:style style:name="T7" style:family="text">
      <style:text-properties fo:font-style="italic" officeooo:rsid="0023b959" style:font-style-asian="italic" style:font-style-complex="italic"/>
    </style:style>
    <style:style style:name="T8" style:family="text">
      <style:text-properties fo:font-style="italic" officeooo:rsid="001fb576" style:font-style-asian="italic" style:font-style-complex="italic"/>
    </style:style>
    <style:style style:name="T9" style:family="text">
      <style:text-properties officeooo:rsid="0023b959"/>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fo:font-weight="bold" officeooo:rsid="0023b959" style:font-weight-asian="bold" style:font-weight-complex="bold"/>
    </style:style>
    <style:style style:name="T12" style:family="text">
      <style:text-properties officeooo:rsid="0024ef6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O-DO List</text:p>
      <text:p text:style-name="P1">Inserti<text:span text:style-name="T5">on o</text:span><text:span text:style-name="T3">f</text:span> Records</text:p>
      <text:list xml:id="list3494424199" text:style-name="L1">
        <text:list-item>
          <text:p text:style-name="P9">Insertion of Animal <text:span text:style-name="T1">R</text:span>ecord <text:span text:style-name="T1">(Table: Animal)</text:span></text:p>
        </text:list-item>
        <text:list-item>
          <text:p text:style-name="P12">Record Animal Adoption with Customer (Table: Adopt)</text:p>
        </text:list-item>
        <text:list-item>
          <text:p text:style-name="P12">Record Animal Fostering with Customer (Table: Foster)</text:p>
        </text:list-item>
        <text:list-item>
          <text:p text:style-name="P12">Record Animal Injuries (Table: Injury)</text:p>
        </text:list-item>
        <text:list-item>
          <text:p text:style-name="P12">Insertion of Customer Record (Table: Customer)</text:p>
        </text:list-item>
        <text:list-item>
          <text:p text:style-name="P12">Insertion of Volunteer Record (Table: Volunteer)</text:p>
        </text:list-item>
        <text:list-item>
          <text:p text:style-name="P12">Record <text:span text:style-name="T5">V</text:span>olunteer’s Timings (Table: Volunteer_Timings)</text:p>
        </text:list-item>
        <text:list-item>
          <text:p text:style-name="P12">Record Volunteer taking care of Animal (Table: Takes_Car<text:span text:style-name="T2">e</text:span>)</text:p>
        </text:list-item>
        <text:list-item>
          <text:p text:style-name="P12">Insertion of Donation Record (Table: Donations)</text:p>
        </text:list-item>
        <text:list-item>
          <text:p text:style-name="P14"><text:s/>Record Donation spent on Animal (Table: <text:span text:style-name="T2">Spending</text:span>)</text:p>
        </text:list-item>
      </text:list>
      <text:p text:style-name="P19">During the Insertion of new records, the program should generate unique key attributes where required, I.e 1,5,6,9</text:p>
      <text:p text:style-name="P20">Searching of Records</text:p>
      <text:list xml:id="list225025573733759" text:continue-numbering="true" text:style-name="L1">
        <text:list-item>
          <text:p text:style-name="P14"><text:s/><text:span text:style-name="T5">search </text:span><text:span text:style-name="T9">of</text:span> Animal Record (Table: Animal)</text:p>
        </text:list-item>
        <text:list-item>
          <text:p text:style-name="P14"><text:s/><text:span text:style-name="T5">search Record of </text:span>Animal Adoption with Customer (Table: Adopt)</text:p>
        </text:list-item>
        <text:list-item>
          <text:p text:style-name="P14"><text:s/><text:span text:style-name="T5">search </text:span>Record <text:span text:style-name="T5">of </text:span>Animal Fostering with Customer (Table: Foster)</text:p>
        </text:list-item>
        <text:list-item>
          <text:p text:style-name="P14"><text:s/><text:span text:style-name="T5">search </text:span>Record <text:span text:style-name="T5">of </text:span>Animal Injuries (Table: Injury)</text:p>
        </text:list-item>
        <text:list-item>
          <text:p text:style-name="P14"><text:s/><text:span text:style-name="T5">search </text:span>of Customer Record (Table: Customer)</text:p>
        </text:list-item>
        <text:list-item>
          <text:p text:style-name="P11"><text:span text:style-name="T1"><text:s/></text:span><text:span text:style-name="T5">search </text:span><text:span text:style-name="T1">of Volunteer Record (Table: Volunteer)</text:span></text:p>
        </text:list-item>
        <text:list-item>
          <text:p text:style-name="P14"><text:s/><text:span text:style-name="T5">search </text:span>Record <text:span text:style-name="T5">of V</text:span>olunteer’s Timings (Table: Volunteer_Timings)</text:p>
        </text:list-item>
        <text:list-item>
          <text:p text:style-name="P14"><text:s/><text:span text:style-name="T5">search </text:span>Record <text:span text:style-name="T5">of </text:span>Volunteer taking care of Animal (Table: Takes_Car<text:span text:style-name="T2">e</text:span>)</text:p>
        </text:list-item>
        <text:list-item>
          <text:p text:style-name="P14"><text:s/><text:span text:style-name="T5">search </text:span><text:span text:style-name="T9">of </text:span>Donation Record (Table: Donations)</text:p>
        </text:list-item>
        <text:list-item>
          <text:p text:style-name="P14"><text:s/><text:span text:style-name="T9">search record of donation spent on animal (Table:Donation)</text:span></text:p>
        </text:list-item>
      </text:list>
      <text:p text:style-name="P15"><text:span text:style-name="T8"><text:line-break/></text:span><text:span text:style-name="T6">a search feature should be implemented to find a specific record, if the record does not have key attributes, then the search feature should be based of other attributes and should show the result in the order of recently modified/</text:span><text:span text:style-name="T7">Inserted</text:span><text:span text:style-name="T6"> first. Tables with Key attributes can also be searched with this method</text:span></text:p>
      <text:p text:style-name="P7">Modification of Records</text:p>
      <text:list xml:id="list225025117784697" text:continue-numbering="true" text:style-name="L1">
        <text:list-item>
          <text:p text:style-name="P13"><text:s/><text:span text:style-name="T5">modification</text:span> of Animal Record (Table: Animal)</text:p>
        </text:list-item>
        <text:list-item>
          <text:p text:style-name="P13"><text:s/><text:span text:style-name="T5">modify</text:span> <text:span text:style-name="T5">Record of </text:span>Animal Adoption with Customer (Table: Adopt)</text:p>
        </text:list-item>
        <text:list-item>
          <text:p text:style-name="P13"><text:s/><text:span text:style-name="T5">modify </text:span>Record <text:span text:style-name="T5">of </text:span>Animal Fostering with Customer (Table: Foster)</text:p>
        </text:list-item>
        <text:list-item>
          <text:p text:style-name="P13"><text:soft-page-break/><text:s/><text:span text:style-name="T5">modify </text:span>Record <text:span text:style-name="T5">of </text:span>Animal Injuries (Table: Injury)</text:p>
        </text:list-item>
        <text:list-item>
          <text:p text:style-name="P13"><text:s/><text:span text:style-name="T5">modification</text:span> of Customer Record (Table: Customer)</text:p>
        </text:list-item>
        <text:list-item>
          <text:p text:style-name="P10"><text:span text:style-name="T1"><text:s/></text:span><text:span text:style-name="T5">modification</text:span><text:span text:style-name="T1"> of Volunteer Record (Table: Volunteer)</text:span></text:p>
        </text:list-item>
        <text:list-item>
          <text:p text:style-name="P13"><text:s/><text:span text:style-name="T5">modify </text:span>Record <text:span text:style-name="T5">of V</text:span>olunteer’s Timings (Table: Volunteer_Timings)</text:p>
        </text:list-item>
        <text:list-item>
          <text:p text:style-name="P13"><text:s/><text:span text:style-name="T5">modify </text:span>Record <text:span text:style-name="T5">of </text:span>Volunteer taking care of Animal (Table: Takes_Car<text:span text:style-name="T2">e</text:span>)</text:p>
        </text:list-item>
        <text:list-item>
          <text:p text:style-name="P13"><text:s/><text:span text:style-name="T5">modification</text:span> of Donation Record (Table: Donations)</text:p>
        </text:list-item>
        <text:list-item>
          <text:p text:style-name="P13"><text:s/><text:span text:style-name="T5">modify </text:span>Record <text:span text:style-name="T5">of </text:span>Donation spent on Animal (Table: <text:span text:style-name="T2">Spending</text:span>)</text:p>
        </text:list-item>
      </text:list>
      <text:p text:style-name="P15"><text:span text:style-name="T6"/></text:p>
      <text:p text:style-name="P2">Deletion of Records</text:p>
      <text:list xml:id="list225027011559279" text:continue-numbering="true" text:style-name="L1">
        <text:list-item>
          <text:p text:style-name="P12"><text:s/><text:span text:style-name="T2">Delete Animal from the database and its subsequent Adoption Fostering and Injury Records, other records involving this animal should not be deleted<text:line-break/>( Delete: Animal<text:line-break/> <text:s/>Cascade: Adopt, Foster, Injury<text:line-break/> <text:s text:c="2"/>Set Default/Null: <text:s/>Spending, Takes_Care )</text:span></text:p>
        </text:list-item>
        <text:list-item>
          <text:p text:style-name="P12"><text:s/><text:span text:style-name="T2">Delete Customer Record but KEEP Fostering and Injury Records<text:line-break/> ( Delete: Customer<text:line-break/> <text:s text:c="3"/>Set Default/Null: Foster, Injury)</text:span></text:p>
        </text:list-item>
        <text:list-item>
          <text:p text:style-name="P12"><text:s/><text:span text:style-name="T2">Delete Volunteer Record and its subsequent Volunteer_timings record but keep other records involving the volunteer<text:line-break/>( Delete: Volunteer<text:line-break/> <text:s text:c="2"/>Cascade: Volunteer_Timings<text:line-break/> <text:s/>Set Default/NULL: </text:span><text:span text:style-name="T3">Takes_Care)</text:span></text:p>
        </text:list-item>
        <text:list-item>
          <text:p text:style-name="P12"><text:s/><text:span text:style-name="T2">Delete Donation Record but KEEP the spending record<text:line-break/></text:span><text:span text:style-name="T3">( Delete: Donation<text:line-break/> <text:s/>Set Default/NULL: Spending )</text:span></text:p>
        </text:list-item>
        <text:list-item>
          <text:p text:style-name="P12"><text:s/><text:span text:style-name="T2">Delete Spending Record</text:span></text:p>
        </text:list-item>
        <text:list-item>
          <text:p text:style-name="P16"><text:s/>Delete Takes_Care Record</text:p>
        </text:list-item>
        <text:list-item>
          <text:p text:style-name="P16"><text:s/>Delete Injury Record</text:p>
        </text:list-item>
        <text:list-item>
          <text:p text:style-name="P16"><text:s/>Delete Adoption Record</text:p>
        </text:list-item>
        <text:list-item>
          <text:p text:style-name="P16"><text:s/>Delete Foster Record</text:p>
        </text:list-item>
        <text:list-item>
          <text:p text:style-name="P16"><text:s/>Delete Volunteer Timing Record</text:p>
        </text:list-item>
      </text:list>
      <text:p text:style-name="P5">from 14-20 Deletion of these records wont affect any other table</text:p>
      <text:list xml:id="list225026955933486" text:continue-numbering="true" text:style-name="L1">
        <text:list-item>
          <text:p text:style-name="P16"><text:s/><text:span text:style-name="T3">Deletion of Both Donation and Animal record will result in the deletion of the related Spending record</text:span></text:p>
        </text:list-item>
        <text:list-item>
          <text:p text:style-name="P17"><text:s/>Deletion of Both Volunteer and Animal record will result in the deletion of the related Takes_Care record</text:p>
        </text:list-item>
      </text:list>
      <text:p text:style-name="P3">Viewing Data</text:p>
      <text:list xml:id="list225025970612154" text:continue-numbering="true" text:style-name="L1">
        <text:list-item>
          <text:p text:style-name="P17"><text:soft-page-break/><text:s/>Display List of Animal Records <text:span text:style-name="T4">from this list a record can be picked for viewing in 28</text:span></text:p>
        </text:list-item>
        <text:list-item>
          <text:p text:style-name="P17"><text:s/>Display List of Customer Records <text:span text:style-name="T4">from this list a record can be picked for viewing in 29</text:span></text:p>
        </text:list-item>
        <text:list-item>
          <text:p text:style-name="P17"><text:s/>Display List of Volunteer Records <text:span text:style-name="T4">from this list a record can be picked for <text:line-break/>viewing in 30</text:span></text:p>
        </text:list-item>
        <text:list-item>
          <text:p text:style-name="P17"><text:s/>Display List of Donation Records <text:span text:style-name="T4">from this list a record can be picked for viewing in 31</text:span></text:p>
        </text:list-item>
        <text:list-item>
          <text:p text:style-name="P17"><text:s/>Display An Animal Record and show its corresponding Adopt, Foster, Spending, Takes_Care and Injury Records also Show the total time it was taken care of by Any Volunteer</text:p>
        </text:list-item>
        <text:list-item>
          <text:p text:style-name="P17"><text:s/>Display A Customer Record and show corresponding Adopt and Foster Records</text:p>
        </text:list-item>
        <text:list-item>
          <text:p text:style-name="P17"><text:s/>Display A Volunteer Record and show corresponding Volunteer_Timing and Takes_Care Records, also show the total Hours of Volunteer_Timing and The Total time the volunteer spent taking care of an Individual Animal</text:p>
        </text:list-item>
        <text:list-item>
          <text:p text:style-name="P17"><text:s/>Display Donation Record and show corresponding Spending Records</text:p>
        </text:list-item>
      </text:list>
      <text:p text:style-name="P6">Other Function</text:p>
      <text:list xml:id="list225026633201059" text:continue-numbering="true" text:style-name="L1">
        <text:list-item>
          <text:p text:style-name="P17"><text:s/><text:span text:style-name="T4">When the program is first launched, create a database </text:span><text:span text:style-name="T12">and tables</text:span><text:span text:style-name="T4"> a</text:span><text:span text:style-name="T12">lso</text:span><text:span text:style-name="T4"> prompt user to create a password and store it</text:span></text:p>
        </text:list-item>
        <text:list-item>
          <text:p text:style-name="P17"><text:s/><text:span text:style-name="T4">When the program starts if the Database and Password is saved, prompt user to Input the password and give access.</text:span></text:p>
        </text:list-item>
      </text:list>
      <text:p text:style-name="P4">New Functions</text:p>
      <text:list xml:id="list225025363674929" text:continue-numbering="true" text:style-name="L1">
        <text:list-item>
          <text:p text:style-name="P18"/>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handas" svg:font-family="Chandas"/>
    <style:font-face style:name="Lohit Devanagari1" svg:font-family="'Lohit Devanagari'"/>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handas"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handas"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handas" fo:font-family="Chanda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handas" fo:font-family="Chanda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handas" fo:font-family="Chanda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9T17:06:33.465056403</meta:creation-date>
    <dc:date>2021-12-19T22:50:25.019898659</dc:date>
    <meta:editing-duration>PT11M5S</meta:editing-duration>
    <meta:editing-cycles>4</meta:editing-cycles>
    <meta:generator>LibreOffice/6.4.7.2$Linux_X86_64 LibreOffice_project/40$Build-2</meta:generator>
    <meta:document-statistic meta:table-count="0" meta:image-count="0" meta:object-count="0" meta:page-count="3" meta:paragraph-count="64" meta:word-count="693" meta:character-count="4486" meta:non-whitespace-character-count="3846"/>
  </office:meta>
</office:document-meta>
</file>